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Liberation Sans" fo:font-size="11pt" officeooo:paragraph-rsid="0008d975"/>
    </style:style>
    <style:style style:name="P2" style:family="paragraph" style:parent-style-name="Standard">
      <style:text-properties style:font-name="Liberation Sans" fo:font-size="11pt" officeooo:rsid="0008d975" officeooo:paragraph-rsid="0008d975"/>
    </style:style>
    <style:style style:name="P3" style:family="paragraph" style:parent-style-name="Standard">
      <style:text-properties style:font-name="Liberation Sans" fo:font-size="11pt" officeooo:rsid="0008d975" officeooo:paragraph-rsid="00139899"/>
    </style:style>
    <style:style style:name="P4" style:family="paragraph" style:parent-style-name="Standard">
      <style:text-properties style:font-name="Liberation Sans" fo:font-size="11pt" officeooo:rsid="00139899" officeooo:paragraph-rsid="00139899"/>
    </style:style>
    <style:style style:name="P5" style:family="paragraph" style:parent-style-name="Standard">
      <style:text-properties style:font-name="Liberation Sans" fo:font-size="11pt" officeooo:rsid="000a3b6f" officeooo:paragraph-rsid="000a3b6f"/>
    </style:style>
    <style:style style:name="P6" style:family="paragraph" style:parent-style-name="Standard">
      <style:text-properties style:font-name="Liberation Sans" fo:font-size="11pt" officeooo:rsid="000a9ab7" officeooo:paragraph-rsid="000a9ab7"/>
    </style:style>
    <style:style style:name="P7" style:family="paragraph" style:parent-style-name="Standard">
      <style:text-properties style:font-name="Liberation Sans" fo:font-size="11pt" officeooo:paragraph-rsid="000a9ab7"/>
    </style:style>
    <style:style style:name="P8" style:family="paragraph" style:parent-style-name="Standard">
      <style:text-properties style:font-name="Liberation Sans" fo:font-size="11pt" officeooo:rsid="000aa29a" officeooo:paragraph-rsid="000aa29a"/>
    </style:style>
    <style:style style:name="P9" style:family="paragraph" style:parent-style-name="Standard">
      <style:text-properties style:font-name="Liberation Sans" fo:font-size="11pt" officeooo:paragraph-rsid="000aa29a"/>
    </style:style>
    <style:style style:name="P10" style:family="paragraph" style:parent-style-name="Standard">
      <style:text-properties style:font-name="Liberation Sans" fo:font-size="11pt" officeooo:paragraph-rsid="001478be"/>
    </style:style>
    <style:style style:name="P11" style:family="paragraph" style:parent-style-name="Standard">
      <style:text-properties style:font-name="Liberation Sans" fo:font-size="11pt" fo:font-weight="normal" officeooo:rsid="001478be" officeooo:paragraph-rsid="001478be" style:font-weight-asian="normal" style:font-weight-complex="normal"/>
    </style:style>
    <style:style style:name="P12" style:family="paragraph" style:parent-style-name="Standard">
      <style:text-properties style:font-name="Liberation Sans" fo:font-size="11pt" officeooo:rsid="000c9628" officeooo:paragraph-rsid="001478be"/>
    </style:style>
    <style:style style:name="P13" style:family="paragraph" style:parent-style-name="Standard">
      <style:text-properties style:font-name="Liberation Sans" fo:font-size="11pt" officeooo:rsid="000c9628" officeooo:paragraph-rsid="000c9628"/>
    </style:style>
    <style:style style:name="P14" style:family="paragraph" style:parent-style-name="Standard">
      <style:text-properties style:font-name="Liberation Sans" fo:font-size="11pt" officeooo:paragraph-rsid="000c9628"/>
    </style:style>
    <style:style style:name="P15" style:family="paragraph" style:parent-style-name="Standard">
      <style:text-properties style:font-name="Liberation Sans" fo:font-size="11pt" officeooo:rsid="000d8143" officeooo:paragraph-rsid="000d8143"/>
    </style:style>
    <style:style style:name="P16" style:family="paragraph" style:parent-style-name="Standard">
      <style:text-properties style:font-name="Liberation Sans" fo:font-size="11pt" officeooo:rsid="000d8143" officeooo:paragraph-rsid="001478be"/>
    </style:style>
    <style:style style:name="P17" style:family="paragraph" style:parent-style-name="Standard">
      <style:text-properties style:font-name="Liberation Sans" fo:font-size="11pt" officeooo:paragraph-rsid="000d8143"/>
    </style:style>
    <style:style style:name="P18" style:family="paragraph" style:parent-style-name="Standard">
      <style:text-properties style:font-name="Liberation Sans" fo:font-size="11pt" officeooo:rsid="000e2a18" officeooo:paragraph-rsid="000e2a18"/>
    </style:style>
    <style:style style:name="P19" style:family="paragraph" style:parent-style-name="Standard">
      <style:text-properties style:font-name="Liberation Sans" fo:font-size="11pt" officeooo:paragraph-rsid="000e2a18"/>
    </style:style>
    <style:style style:name="P20" style:family="paragraph" style:parent-style-name="Standard">
      <style:text-properties style:font-name="Liberation Sans" fo:font-size="11pt" officeooo:rsid="000edb66" officeooo:paragraph-rsid="000edb66"/>
    </style:style>
    <style:style style:name="P21" style:family="paragraph" style:parent-style-name="Standard">
      <style:text-properties style:font-name="Liberation Sans" fo:font-size="11pt" officeooo:paragraph-rsid="000edb66"/>
    </style:style>
    <style:style style:name="P22" style:family="paragraph" style:parent-style-name="Standard">
      <style:text-properties style:font-name="Liberation Sans" fo:font-size="11pt" officeooo:rsid="000ee1fc" officeooo:paragraph-rsid="000ee1fc"/>
    </style:style>
    <style:style style:name="P23" style:family="paragraph" style:parent-style-name="Text_20_body">
      <style:text-properties style:font-name="Liberation Sans" fo:font-size="11pt" officeooo:rsid="000ee1fc" officeooo:paragraph-rsid="000ee1fc"/>
    </style:style>
    <style:style style:name="P24" style:family="paragraph" style:parent-style-name="Standard">
      <style:text-properties style:font-name="Liberation Sans" fo:font-size="11pt" officeooo:paragraph-rsid="000ee1fc"/>
    </style:style>
    <style:style style:name="P25" style:family="paragraph" style:parent-style-name="Text_20_body">
      <style:text-properties style:font-name="Liberation Sans" fo:font-size="11pt" officeooo:paragraph-rsid="000ee1fc"/>
    </style:style>
    <style:style style:name="P26" style:family="paragraph" style:parent-style-name="Standard">
      <style:text-properties style:font-name="Liberation Sans" fo:font-size="11pt" officeooo:rsid="00126c00" officeooo:paragraph-rsid="00126c00"/>
    </style:style>
    <style:style style:name="P27" style:family="paragraph" style:parent-style-name="Text_20_body">
      <style:text-properties style:font-name="Liberation Sans" fo:font-size="11pt" officeooo:rsid="00126c00" officeooo:paragraph-rsid="00126c00"/>
    </style:style>
    <style:style style:name="P28" style:family="paragraph" style:parent-style-name="Standard">
      <style:text-properties style:font-name="Liberation Sans" fo:font-size="11pt" officeooo:paragraph-rsid="00126c00"/>
    </style:style>
    <style:style style:name="P29" style:family="paragraph" style:parent-style-name="Standard">
      <style:paragraph-properties fo:margin-left="0cm" fo:margin-right="0cm" fo:margin-top="0cm" fo:margin-bottom="0cm" style:contextual-spacing="false" fo:line-height="100%" fo:orphans="2" fo:widows="2" fo:text-indent="0cm" style:auto-text-indent="false"/>
      <style:text-properties style:font-name="Liberation Sans" fo:font-size="11pt" officeooo:paragraph-rsid="00139899"/>
    </style:style>
    <style:style style:name="P30" style:family="paragraph" style:parent-style-name="Text_20_body">
      <style:paragraph-properties fo:margin-left="0cm" fo:margin-right="0cm" fo:margin-top="0cm" fo:margin-bottom="0cm" style:contextual-spacing="false" fo:line-height="100%" fo:orphans="2" fo:widows="2" fo:text-indent="0cm" style:auto-text-indent="false"/>
      <style:text-properties style:font-name="Liberation Sans" fo:font-size="11pt" officeooo:paragraph-rsid="00139899"/>
    </style:style>
    <style:style style:name="P31" style:family="paragraph" style:parent-style-name="Text_20_body">
      <style:paragraph-properties fo:margin-left="0cm" fo:margin-right="0cm" fo:margin-top="0cm" fo:margin-bottom="0cm" style:contextual-spacing="false" fo:line-height="100%" fo:orphans="2" fo:widows="2" fo:text-indent="0cm" style:auto-text-indent="false"/>
      <style:text-properties style:font-name="Liberation Sans" fo:font-size="11pt"/>
    </style:style>
    <style:style style:name="P32" style:family="paragraph" style:parent-style-name="Text_20_body">
      <style:text-properties style:font-name="Liberation Sans" fo:font-size="11pt" officeooo:rsid="000f2ae8" officeooo:paragraph-rsid="000f2ae8"/>
    </style:style>
    <style:style style:name="P33" style:family="paragraph" style:parent-style-name="Text_20_body">
      <style:text-properties style:font-name="Liberation Sans" fo:font-size="11pt" officeooo:rsid="000f2ae8" officeooo:paragraph-rsid="001478be"/>
    </style:style>
    <style:style style:name="P34" style:family="paragraph" style:parent-style-name="Text_20_body">
      <style:text-properties style:font-name="Liberation Sans" fo:font-size="11pt" officeooo:rsid="001478be" officeooo:paragraph-rsid="001478be"/>
    </style:style>
    <style:style style:name="P35" style:family="paragraph" style:parent-style-name="Text_20_body">
      <style:text-properties style:font-name="Liberation Sans" fo:font-size="11pt" officeooo:rsid="0010c657" officeooo:paragraph-rsid="001478be"/>
    </style:style>
    <style:style style:name="P36" style:family="paragraph" style:parent-style-name="Text_20_body">
      <style:paragraph-properties fo:margin-top="0cm" fo:margin-bottom="0cm" style:contextual-spacing="false"/>
      <style:text-properties style:font-name="Liberation Sans" fo:font-size="11pt"/>
    </style:style>
    <style:style style:name="P37" style:family="paragraph" style:parent-style-name="Subtitle">
      <style:paragraph-properties fo:margin-top="0cm" fo:margin-bottom="0cm" style:contextual-spacing="false"/>
      <style:text-properties style:font-name="Liberation Sans" fo:font-size="11pt"/>
    </style:style>
    <style:style style:name="P38" style:family="paragraph" style:parent-style-name="Standard">
      <style:text-properties style:font-name="Liberation Sans" fo:font-size="11pt" officeooo:paragraph-rsid="00139899"/>
    </style:style>
    <style:style style:name="P39" style:family="paragraph" style:parent-style-name="Standard">
      <style:paragraph-properties fo:margin-left="0cm" fo:margin-right="0cm" fo:margin-top="0cm" fo:margin-bottom="0cm" style:contextual-spacing="false" fo:line-height="100%" fo:orphans="2" fo:widows="2" fo:text-indent="0cm" style:auto-text-indent="false"/>
      <style:text-properties fo:font-variant="normal" fo:text-transform="none" fo:color="#000000" loext:opacity="100%" style:font-name="Liberation Sans" fo:font-size="11pt" fo:letter-spacing="normal" fo:font-style="normal" fo:font-weight="normal" officeooo:rsid="0008d975" officeooo:paragraph-rsid="00139899"/>
    </style:style>
    <style:style style:name="P40" style:family="paragraph" style:parent-style-name="Text_20_body">
      <style:paragraph-properties fo:margin-left="0cm" fo:margin-right="0cm" fo:margin-top="0cm" fo:margin-bottom="0cm" style:contextual-spacing="false" fo:line-height="100%" fo:orphans="2" fo:widows="2" fo:text-indent="0cm" style:auto-text-indent="false"/>
      <style:text-properties fo:font-variant="normal" fo:text-transform="none" fo:color="#000000" loext:opacity="100%" style:font-name="Liberation Sans" fo:font-size="11pt" fo:letter-spacing="normal" fo:font-style="normal" fo:font-weight="normal"/>
    </style:style>
    <style:style style:name="P41" style:family="paragraph" style:parent-style-name="Text_20_body">
      <style:paragraph-properties fo:margin-left="0cm" fo:margin-right="0cm" fo:margin-top="0cm" fo:margin-bottom="0cm" style:contextual-spacing="false" fo:line-height="100%" fo:orphans="2" fo:widows="2" fo:text-indent="0cm" style:auto-text-indent="false"/>
      <style:text-properties fo:font-variant="normal" fo:text-transform="none" fo:color="#000000" loext:opacity="100%" style:font-name="Liberation Sans" fo:font-size="11pt" fo:letter-spacing="normal" fo:font-style="normal" fo:font-weight="normal" officeooo:paragraph-rsid="00139899"/>
    </style:style>
    <style:style style:name="P42" style:family="paragraph" style:parent-style-name="Text_20_body">
      <style:paragraph-properties fo:margin-left="0cm" fo:margin-right="0cm" fo:margin-top="0cm" fo:margin-bottom="0cm" style:contextual-spacing="false" fo:line-height="100%" fo:orphans="2" fo:widows="2" fo:text-indent="0cm" style:auto-text-indent="false"/>
      <style:text-properties fo:font-variant="normal" fo:text-transform="none" fo:color="#000000" loext:opacity="100%" style:font-name="Liberation Sans" fo:font-size="11pt" fo:letter-spacing="normal" fo:font-style="normal" fo:font-weight="normal" officeooo:paragraph-rsid="00139899" loext:padding="0cm" loext:border="none"/>
    </style:style>
    <style:style style:name="P43" style:family="paragraph" style:parent-style-name="Standard">
      <style:text-properties fo:font-variant="normal" fo:text-transform="none" fo:color="#000000" loext:opacity="100%" style:font-name="Liberation Sans" fo:font-size="11pt" fo:letter-spacing="normal" fo:font-style="normal" fo:font-weight="normal" officeooo:rsid="000aa29a" officeooo:paragraph-rsid="001478be" style:font-weight-asian="normal" style:font-weight-complex="normal" loext:padding="0cm" loext:border="none"/>
    </style:style>
    <style:style style:name="P44" style:family="paragraph" style:parent-style-name="Standard">
      <style:text-properties fo:font-variant="normal" fo:text-transform="none" fo:color="#000000" loext:opacity="100%" style:font-name="Liberation Sans" fo:font-size="11pt" fo:letter-spacing="normal" fo:font-style="normal" fo:font-weight="normal" officeooo:rsid="001994fb" officeooo:paragraph-rsid="001994fb" style:font-weight-asian="normal" style:font-weight-complex="normal" loext:padding="0cm" loext:border="none"/>
    </style:style>
    <style:style style:name="P45" style:family="paragraph" style:parent-style-name="Standard">
      <style:text-properties fo:font-variant="normal" fo:text-transform="none" fo:color="#000000" loext:opacity="100%" style:font-name="Liberation Sans" fo:font-size="11pt" fo:letter-spacing="normal" fo:font-style="normal" fo:font-weight="bold" officeooo:rsid="000aa29a" officeooo:paragraph-rsid="001478be" style:font-weight-asian="bold" style:font-weight-complex="bold" loext:padding="0cm" loext:border="none"/>
    </style:style>
    <style:style style:name="P46" style:family="paragraph" style:parent-style-name="Text_20_body">
      <style:paragraph-properties fo:margin-left="0cm" fo:margin-right="0cm" fo:margin-top="0cm" fo:margin-bottom="0cm" style:contextual-spacing="false" fo:line-height="100%" fo:orphans="2" fo:widows="2" fo:text-indent="0cm" style:auto-text-indent="false"/>
      <style:text-properties fo:font-variant="normal" fo:text-transform="none" fo:color="#000000" loext:opacity="100%" style:font-name="Liberation Sans" fo:font-size="11pt" fo:letter-spacing="normal" fo:font-style="italic" fo:font-weight="normal" style:font-style-asian="italic" style:font-style-complex="italic"/>
    </style:style>
    <style:style style:name="T1" style:family="text">
      <style:text-properties officeooo:rsid="000a3b6f"/>
    </style:style>
    <style:style style:name="T2" style:family="text">
      <style:text-properties officeooo:rsid="000aa29a"/>
    </style:style>
    <style:style style:name="T3" style:family="text">
      <style:text-properties officeooo:rsid="000d8143"/>
    </style:style>
    <style:style style:name="T4" style:family="text">
      <style:text-properties officeooo:rsid="000edb66"/>
    </style:style>
    <style:style style:name="T5" style:family="text">
      <style:text-properties officeooo:rsid="000ee1fc"/>
    </style:style>
    <style:style style:name="T6" style:family="text">
      <style:text-properties officeooo:rsid="0010c657"/>
    </style:style>
    <style:style style:name="T7" style:family="text">
      <style:text-properties officeooo:rsid="00139899"/>
    </style:style>
    <style:style style:name="T8" style:family="text">
      <style:text-properties fo:font-variant="normal" fo:text-transform="none" fo:color="#000000" loext:opacity="100%" fo:letter-spacing="normal" fo:font-style="normal" fo:font-weight="bold" officeooo:rsid="00139899" style:font-weight-asian="bold" style:font-weight-complex="bold" loext:padding="0cm" loext:border="none"/>
    </style:style>
    <style:style style:name="T9" style:family="text">
      <style:text-properties fo:font-variant="normal" fo:text-transform="none" fo:color="#000000" loext:opacity="100%" fo:letter-spacing="normal" fo:font-style="normal" fo:font-weight="bold" officeooo:rsid="001478be" style:font-weight-asian="bold" style:font-weight-complex="bold" loext:padding="0cm" loext:border="none"/>
    </style:style>
    <style:style style:name="T10" style:family="text">
      <style:text-properties fo:font-weight="bold" officeooo:rsid="00139899" style:font-weight-asian="bold" style:font-weight-complex="bold"/>
    </style:style>
    <style:style style:name="T11" style:family="text">
      <style:text-properties officeooo:rsid="001478be"/>
    </style:style>
    <style:style style:name="T12" style:family="text">
      <style:text-properties officeooo:rsid="0016c600"/>
    </style:style>
    <style:style style:name="T13" style:family="text">
      <style:text-properties officeooo:rsid="00188527"/>
    </style:style>
    <style:style style:name="T14" style:family="text">
      <style:text-properties officeooo:rsid="0018f4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AMueL2 Project Meeting</text:p>
      <text:p text:style-name="P37">1<text:span text:style-name="T7">1</text:span>th <text:span text:style-name="T7">January</text:span> 202<text:span text:style-name="T7">3</text:span></text:p>
      <text:p text:style-name="P36"/>
      <text:p text:style-name="P46">Attendees [initials] - Introductions:</text:p>
      <text:p text:style-name="P41">Mike Allen [MA] – PenCHORD modeller (chair)</text:p>
      <text:p text:style-name="P41">Lauren Asare [LA] – PPI team. Supporting Leon.</text:p>
      <text:p text:style-name="P41">Leon Farmer [LF] – PCI lead</text:p>
      <text:p text:style-name="P41">Julia Frost [JF] – Qualitative researcher</text:p>
      <text:p text:style-name="P41">Martin James [MJ] – Stroke consultant</text:p>
      <text:p text:style-name="P40">Anna Laws [AL] – PenCHORD modeller</text:p>
      <text:p text:style-name="P41">Iain Lang [IL] – Qualitative researcher</text:p>
      <text:p text:style-name="P41">Tom Monks [TM] – Deputy director of PenCHORD, modeller</text:p>
      <text:p text:style-name="P41">Kerry Pearn [KP] – PenCHORD modeller (note taker)</text:p>
      <text:p text:style-name="P41">Catherine Pope [CP] – Medical sociologist. Qualitative</text:p>
      <text:p text:style-name="P41">Keira Pratt-Boyden [KPB] – Qualitative researcher</text:p>
      <text:p text:style-name="P30"/>
      <text:p text:style-name="P46">Apologies [initials] - Introductions:</text:p>
      <text:p text:style-name="P41">Richard Everson [RE] – Professor of Machine Learning</text:p>
      <text:p text:style-name="P40">Kristin Liabo [KL] – PPI researcher</text:p>
      <text:p text:style-name="P40">Peter McMeekin [PM] – Health economist</text:p>
      <text:p text:style-name="P40">Ken Stein [KS] – Professor of Public Health</text:p>
      <text:p text:style-name="P40">Penny Thompson [PT] – PCI representative</text:p>
      <text:p text:style-name="P31"/>
      <text:p text:style-name="P46">Accronyms</text:p>
      <text:p text:style-name="P40">IVT: Thrombolysis</text:p>
      <text:p text:style-name="P40">SSNAP: Sentinel Stroke National Audit Programme</text:p>
      <text:p text:style-name="P39">REC: <text:span text:style-name="T7">R</text:span>esearch <text:span text:style-name="T7">E</text:span>thics <text:span text:style-name="T7">C</text:span>ommittee</text:p>
      <text:p text:style-name="P29"/>
      <text:p text:style-name="P46">Agenda</text:p>
      <text:p text:style-name="P42"><text:span text:style-name="T7">1. </text:span>Qualitatative update</text:p>
      <text:p text:style-name="P42"><text:span text:style-name="T7">2. </text:span>General quantitative update</text:p>
      <text:p text:style-name="P42"><text:span text:style-name="T7">3. </text:span>What have we learned from SHAP?</text:p>
      <text:p text:style-name="P42"><text:span text:style-name="T7">4. </text:span>The SAMuel Web App</text:p>
      <text:p text:style-name="P42"><text:span text:style-name="T7">5. </text:span>Patients and Carers update</text:p>
      <text:p text:style-name="P42"><text:span text:style-name="T7">6. </text:span>AOB</text:p>
      <text:p text:style-name="P30"/>
      <text:p text:style-name="P30"/>
      <text:h text:style-name="Heading_20_1" text:outline-level="1">Key points:</text:h>
      <text:p text:style-name="P30"/>
      <text:h text:style-name="Heading_20_2" text:outline-level="2">Qualitative research update</text:h>
      <text:p text:style-name="P30"/>
      <text:p text:style-name="P30">* Qual team have met with Martin-SS (NIHR) to establish best method for NIHR agreeing to an amended protocol.</text:p>
      <text:p text:style-name="P30">* Keira is currently engaging with teams where the research will be focused.</text:p>
      <text:p text:style-name="P30">* We will escalate getting HRA sign-off, as required.</text:p>
      <text:p text:style-name="P30">* Agreed on the three sites for observation: all three are lower IVT rate units. Also interview one or more higher IVT rate units.</text:p>
      <text:p text:style-name="P30"/>
      <text:p text:style-name="P30">Post-meeting note: Ethics submission has been made to university, and amended protocol has been lodged with NIHR.</text:p>
      <text:p text:style-name="P30"><text:soft-page-break/></text:p>
      <text:h text:style-name="Heading_20_2" text:outline-level="2">Quantitative research update</text:h>
      <text:p text:style-name="P30"/>
      <text:p text:style-name="P30">* HQIP have approved new data request. We are hoping SSNAP will run the query in February.</text:p>
      <text:p text:style-name="P30"/>
      <text:h text:style-name="Heading_20_3" text:outline-level="3">SHAP summary:</text:h>
      <text:p text:style-name="P30"/>
      <text:p text:style-name="P30">* The XGBoost/SHAP model revealed that the odds of receiving thrombolysis:</text:p>
      <text:p text:style-name="P30"><text:s text:c="4"/>* Reduced with increasing arrival-to-scan time.</text:p>
      <text:p text:style-name="P30"><text:s text:c="4"/>* Varied 30 fold depending on stroke severity.</text:p>
      <text:p text:style-name="P30"><text:s text:c="4"/>* Reduced with imprecisely known onset time.</text:p>
      <text:p text:style-name="P30"><text:s text:c="4"/>* Fell with increasing pre-stroke disability.</text:p>
      <text:p text:style-name="P30"><text:s text:c="4"/>* Varied 15 fold between hospitals. </text:p>
      <text:p text:style-name="P30"/>
      <text:p text:style-name="P30">* The hospital identification (hospital SHAP value) explained 58% of the variance in between-hospital thrombolysis use. </text:p>
      <text:p text:style-name="P30"/>
      <text:p text:style-name="P30">* Compared with hospitals with higher thrombolysis use, hospitals with lower use were particularly less likely to give thrombolysis to patients with milder strokes, prior disability, or patients with imprecise onset time.</text:p>
      <text:p text:style-name="P30"/>
      <text:p text:style-name="P30">Feedback from the SHAP presentation was used to refine a presentation planned for the Patient and Carers Involvement group.</text:p>
      <text:p text:style-name="P30"/>
      <text:p text:style-name="P30">Discussion is needed on how best to make results available to all teams (e.g. do we use a code for unit names, and let each team know their code?).</text:p>
      <text:p text:style-name="P30"/>
      <text:p text:style-name="P30">ACTION: Submit SHAP work to European Stroke Organisation Conference.</text:p>
      <text:p text:style-name="P30"/>
      <text:p text:style-name="P30"/>
      <text:h text:style-name="Heading_20_1" text:outline-level="1"><text:span text:style-name="T7">1. </text:span>Qualitative <text:span text:style-name="T7">update [JF]</text:span></text:h>
      <text:p text:style-name="P1"/>
      <text:p text:style-name="P2">REC <text:span text:style-name="T7">process </text:span>is <text:span text:style-name="T12">needed as</text:span> we’re dealing wi<text:span text:style-name="T12">t</text:span>h clinicians, <text:span text:style-name="T12">it’s to </text:span>safe guards clinicians (same as if we <text:span text:style-name="T12">we</text:span>re dealing with patients).</text:p>
      <text:p text:style-name="P1"/>
      <text:p text:style-name="P3"><text:span text:style-name="T7">Meeting with Martin Simpson-Scott this morning. He needs an email and an updated protocol in word with tracked changes. As Martin Simpson-Scott is not a methodologist, it will g</text:span>o to qualitative methodologist for review. We can converse with <text:span text:style-name="T7">this</text:span> methodologist <text:span text:style-name="T7">if necessary.</text:span></text:p>
      <text:p text:style-name="P1"/>
      <text:p text:style-name="P3"><text:span text:style-name="T7">During this waiting period (</text:span>this bureaucratic phase<text:span text:style-name="T7">), </text:span>Keira is chatting<text:span text:style-name="T7"> </text:span>with teams <text:span text:style-name="T7">to </text:span>keep them engaged. <text:span text:style-name="T7">Keira is also </text:span>familiarising <text:span text:style-name="T7">herself with the site locations </text:span>so <text:span text:style-name="T7">she can hit the ground runnign </text:span>once have ethics <text:span text:style-name="T7">and </text:span>can get in there.</text:p>
      <text:p text:style-name="P1"/>
      <text:p text:style-name="P2"><text:span text:style-name="T13">NIHR consider a signficant delay one of at least 6 months.</text:span> If <text:span text:style-name="T13">we</text:span> get in signif<text:span text:style-name="T7">i</text:span>cant delay then they consider pulling funding. <text:span text:style-name="T7">So </text:span><text:span text:style-name="T13">we </text:span><text:span text:style-name="T7">need to make sure we don’t get there.</text:span></text:p>
      <text:p text:style-name="P1"/>
      <text:p text:style-name="P38"><text:span text:style-name="T7">Have no idea how long it will take our sponsor to sign it off, so plan is for </text:span><text:span text:style-name="T14">JF/</text:span><text:span text:style-name="T7">MA to s</text:span><text:span text:style-name="T1">teadily escalate. Step 1. </text:span><text:span text:style-name="T14">JF/</text:span><text:span text:style-name="T7">MA to c</text:span><text:span text:style-name="T1">ontact sponsor (Pam) and say our external sponsor is getting concerned, please can you let us know when our application will go through. </text:span></text:p>
      <text:p text:style-name="P4"><text:span text:style-name="T1">If Pam can’t say how much delayed, we’ll escalate </text:span>to step 2<text:span text:style-name="T1">.</text:span></text:p>
      <text:p text:style-name="P5">Step 2. Write to chair of steering group and get the chair of steering group chair <text:span text:style-name="T7">to state they are</text:span> concerned. </text:p>
      <text:p text:style-name="P1"><text:soft-page-break/></text:p>
      <text:p text:style-name="P6"><text:span text:style-name="T7">Agreed on t</text:span>h<text:span text:style-name="T7">e th</text:span>ree sites <text:span text:style-name="T2">for observation</text:span>: Truro, Scunthorpe, Brighton (<text:span text:style-name="T7">all </text:span>three <text:span text:style-name="T7">are </text:span>lower IVT rate units).</text:p>
      <text:p text:style-name="P7"/>
      <text:p text:style-name="P6"><text:span text:style-name="T7">Also </text:span>interview the higher IVT rate units (Oxford replied after the observed site places were taken. Interviewing these higher sites is what we’d originally planned to do, so they are still getting the original level planned).</text:p>
      <text:p text:style-name="P7"/>
      <text:h text:style-name="Heading_20_1" text:outline-level="1"><text:span text:style-name="T10">2</text:span><text:span text:style-name="T8">. General quantitative update </text:span><text:span text:style-name="T9">[MA]</text:span></text:h>
      <text:p text:style-name="P8">HQIP approved request. </text:p>
      <text:p text:style-name="P8">MJ: Expect it to be available early February.</text:p>
      <text:p text:style-name="P9"/>
      <text:h text:style-name="Heading_20_1" text:outline-level="1"><text:span text:style-name="T7">3. </text:span>What have we learned from SHAP? <text:span text:style-name="T11">[MA]</text:span></text:h>
      <text:p text:style-name="P45"/>
      <text:p text:style-name="P44">SHAP summary:</text:p>
      <text:p text:style-name="P45"/>
      <text:p text:style-name="P43">* The XGBoost/SHAP model revealed that the odds of receiving thrombolysis:</text:p>
      <text:p text:style-name="P43"><text:s text:c="4"/>* Reduced with increasing arrival-to-scan time.</text:p>
      <text:p text:style-name="P43"><text:s text:c="4"/>* Varied 30 fold depending on stroke severity.</text:p>
      <text:p text:style-name="P43"><text:s text:c="4"/>* Reduced with imprecisely known onset time.</text:p>
      <text:p text:style-name="P43"><text:s text:c="4"/>* Fell with increasing pre-stroke disability.</text:p>
      <text:p text:style-name="P43"><text:s text:c="4"/>* Varied 15 fold between hospitals. </text:p>
      <text:p text:style-name="P43"/>
      <text:p text:style-name="P43">* The hospital identification (hospital SHAP value) explained 58% of the variance in between-hospital thrombolysis use. </text:p>
      <text:p text:style-name="P43"/>
      <text:p text:style-name="P43">* Compared with hospitals with higher thrombolysis use, hospitals with lower use were particularly less likely to give thrombolysis to patients with milder strokes, prior disability, or patients with imprecise onset time.</text:p>
      <text:p text:style-name="P10"/>
      <text:p text:style-name="P11">LF: Queried how NIHSS scored for a patient that is unconscious.</text:p>
      <text:p text:style-name="P10"/>
      <text:p text:style-name="P12"><text:span text:style-name="T11">MJ: </text:span>If someone is unconscious, they’ll get max<text:span text:style-name="T11">imum</text:span> scores on lots of NIHSS <text:span text:style-name="T11">items, </text:span>so <text:span text:style-name="T11">they can exceed </text:span>30 (<text:span text:style-name="T11">this is because you </text:span>can’t monitor <text:span text:style-name="T11">their </text:span>limbs and eyes). </text:p>
      <text:p text:style-name="P10"/>
      <text:p text:style-name="P12"><text:span text:style-name="T11">MA: </text:span>Is this taught? </text:p>
      <text:p text:style-name="P12"><text:span text:style-name="T11">MJ: </text:span>If some parameters are untestable they can get marked with “x”. Online in the manual, tells you what to score if patient is too drowsy to speak.</text:p>
      <text:p text:style-name="P14"/>
      <text:p text:style-name="P13">MJ: 30 years of research on NIHSS, and NIHSS is the strongest predictor for how things turns out for the patient.</text:p>
      <text:p text:style-name="P14"/>
      <text:p text:style-name="P13"><text:span text:style-name="T11">MJ: </text:span>The waterfall shadow numbers enable clinician to visualise the patient. Red and blue arrows creates a logical cascade of factors, and size of arrows makes it really <text:span text:style-name="T3">easy to understand level of importance.</text:span></text:p>
      <text:p text:style-name="P14"/>
      <text:p text:style-name="P13">CP: <text:span text:style-name="T11">Interested in h</text:span>ow we <text:span text:style-name="T11">can </text:span>see the maths, <text:span text:style-name="T11">it </text:span>is fascinating. <text:span text:style-name="T3">Do clinicians at low performing units read the waterfall plots in the same way as MJ, do they have the same engagement with these plots? I wonder if those clinicians will also picture a patient and can make sense of this as well as MJ?</text:span></text:p>
      <text:p text:style-name="P14"/>
      <text:p text:style-name="P15">MA: We see the SHAP waterfall plots as a way in for people to understand what our models are doing.</text:p>
      <text:p text:style-name="P17"><text:soft-page-break/></text:p>
      <text:p text:style-name="P15">MJ: <text:span text:style-name="T11">Is the b</text:span>ase probability <text:span text:style-name="T11">the true value for</text:span> all patients? <text:span text:style-name="T11">I</text:span>s this representative of the data?</text:p>
      <text:p text:style-name="P17"/>
      <text:p text:style-name="P15">MA: It’s slightly different to the actual probability.</text:p>
      <text:p text:style-name="P17"/>
      <text:p text:style-name="P15">LF: <text:span text:style-name="T11">Please e</text:span>xplain what black box model. And why put “even for black box models”.</text:p>
      <text:p text:style-name="P17"/>
      <text:p text:style-name="P15">MA: A <text:span text:style-name="T11">black box </text:span>model <text:span text:style-name="T11">is one </text:span>that might give good predictions, but you don’t know why. <text:span text:style-name="T11">A bloack box model is something like a n</text:span>eural networks, random forests etc. <text:span text:style-name="T11">Their p</text:span>redictions are accurate, but if someone asks why did they predict this way, a black box model can’t reveal why got there. Without the SHAP work we can’t say why the model predicts this way. Adding SHAP we can say <text:span text:style-name="T11">that </text:span>the important reason for them to get this decision is x, y, z. </text:p>
      <text:p text:style-name="P17"/>
      <text:p text:style-name="P15">JF: Already know some people don’t understand expla<text:span text:style-name="T11">i</text:span>nable AI. Where is threshold in understanding?</text:p>
      <text:p text:style-name="P17"/>
      <text:p text:style-name="P15">MA: Learnt that expla<text:span text:style-name="T11">i</text:span>nable AI needs explaining. And explainable AI is a <text:span text:style-name="T11">catchy </text:span>phrase that is used within the mac<text:span text:style-name="T11">h</text:span>ine learning wor<text:span text:style-name="T11">l</text:span>d, and it <text:span text:style-name="T11">means being able to </text:span>explain <text:span text:style-name="T11">your model </text:span>within the AI world.</text:p>
      <text:p text:style-name="P17"/>
      <text:p text:style-name="P15">We’ve used explainable AI to get more un<text:span text:style-name="T11">derstand</text:span>ing from our models than <text:span text:style-name="T11">we </text:span>have <text:span text:style-name="T11">managed to </text:span>bef<text:span text:style-name="T11">o</text:span>re. <text:span text:style-name="T11">It w</text:span>orks for people using AI to unde<text:span text:style-name="T11">r</text:span>s<text:span text:style-name="T11">t</text:span>an<text:span text:style-name="T11">d</text:span> why the model is making certain predictions. We then need to <text:span text:style-name="T11">(</text:span>we are <text:span text:style-name="T11">currently </text:span>on <text:span text:style-name="T11">this</text:span> lea<text:span text:style-name="T11">rn</text:span>ing curve<text:span text:style-name="T11">)</text:span> how we bridge the gap between what data sci<text:span text:style-name="T11">e</text:span>ntist understand as explainable AI, and what the rest of the population can understand as explainable AI.</text:p>
      <text:p text:style-name="P17"/>
      <text:p text:style-name="P15">JF: <text:span text:style-name="T11">With c</text:span>linician<text:span text:style-name="T11">s</text:span> in mind, what level <text:span text:style-name="T11">of </text:span>staff will be able to do this patient in mind from the waterfall plot, <text:span text:style-name="T11">as MJ did?</text:span></text:p>
      <text:p text:style-name="P17"/>
      <text:p text:style-name="P16">MJ: <text:span text:style-name="T11">Clinicians </text:span>who give IVT for real <text:span text:style-name="T11">will have </text:span>more concrete people <text:span text:style-name="T11">t</text:span>han abstract <text:span text:style-name="T11">in their mind</text:span>. Then there’ll be clinicians who look at <text:span text:style-name="T11">the</text:span> data and find fault with it, tell you why it doesn’t represent the sort of patients they see, what’s missing from data, why SSNAP <text:span text:style-name="T11">is not </text:span>not full of other data <text:span text:style-name="T11">that they would </text:span>need to make a judgement of <text:span text:style-name="T11">whether</text:span> a patient is treatable or not. <text:span text:style-name="T11">The waterfall plot is </text:span>beautifully laid out for MJ <text:span text:style-name="T11">to be able to </text:span>discuss <text:span text:style-name="T11">it </text:span>with MA, interesting to see how people, <text:span text:style-name="T11">who are </text:span>more instinctively reluctant, react.</text:p>
      <text:p text:style-name="P17"/>
      <text:p text:style-name="P16">MA: We can predict use of IVT in subgroups of patients <text:span text:style-name="T11">with good accuracy </text:span>(predicted vs observed). We know this works and can show it. <text:span text:style-name="T11">Maybe need to reorder presentation (especially a more hostile audience) to show the </text:span>good <text:span text:style-name="T11">model </text:span>accuracy stuff first. It will challenge the cleverest sub<text:span text:style-name="T11">v</text:span>ersive <text:span text:style-name="T11">person</text:span>. Explain lessons can learn once they are convinced <text:span text:style-name="T11">on the model</text:span>.</text:p>
      <text:p text:style-name="P17"/>
      <text:p text:style-name="P18">MJ: Yes, put the evidence that the model is accurate upfront. Avoid instinctive reaction of “you only know what SSNAP have, and it misses some information”.</text:p>
      <text:p text:style-name="P19"/>
      <text:p text:style-name="P18">MA: SSNAP contains major<text:span text:style-name="T4">i</text:span>ty of what you want to know if they are going to be given IVT.</text:p>
      <text:p text:style-name="P19"/>
      <text:p text:style-name="P20"><text:span text:style-name="T11">MA: </text:span>Time limit is in the IVT licience. <text:span text:style-name="T11">But </text:span>each <text:span text:style-name="T11">of the other </text:span>feature<text:span text:style-name="T11">s in the model </text:span>is not included on the IVT label. These relationships that SHAP show could show what <text:span text:style-name="T11">knowledge</text:span> the <text:span text:style-name="T11">physician</text:span> is adding. In pharma we knew that <text:span text:style-name="T11">physicians</text:span> add their clinical knowledge on top on the licence labels. Usually <text:span text:style-name="T11">clinicians</text:span> are more lenient giving drug, whereas for IVT they seem to be less lenient (more cautious).</text:p>
      <text:p text:style-name="P21"/>
      <text:p text:style-name="P20"><text:span text:style-name="T11">MA: </text:span>“My patients are different” accounts for 42% of IVT use variance.</text:p>
      <text:p text:style-name="P21"/>
      <text:p text:style-name="P22">MA: Subgroup plots. There’s a hospital that only gives IVT to half of their <text:span text:style-name="T11">i</text:span>deal patients.</text:p>
      <text:p text:style-name="P22">MJ: What would it take for a patient to get IVT <text:span text:style-name="T11">at these hosptials?!</text:span></text:p>
      <text:p text:style-name="P24"/>
      <text:p text:style-name="P22"><text:soft-page-break/>In chat</text:p>
      <text:p text:style-name="P24"><text:span text:style-name="T5">TM: </text:span>I think you need outcomes. Without outcomes you are in the never ending discussion about "what happened to those patients?" </text:p>
      <text:p text:style-name="P25"><text:span text:style-name="T5">MJ: </text:span>Tom - yes, this always crops up. The SAM-2 dataset once we have it will enable us to predict outcomes more accurately</text:p>
      <text:p text:style-name="P23">MA: Hospitals appear to all be nervous for patients that differs from ideal patient.</text:p>
      <text:p text:style-name="P23">KP edit suggestion: Slides 15 &amp; 16 colour of lines match across plots (LF also requested this)</text:p>
      <text:p text:style-name="P32">MA: <text:span text:style-name="T11">D</text:span>oes this makes sense to those not stuck in SHAP?</text:p>
      <text:p text:style-name="P32">CP: Yes, and vindicates we need to chat to low IVT units. <text:span text:style-name="T11">The</text:span> wizard hat can be made good use of with a clinical audience. Bespoke version t<text:span text:style-name="T11">hat identified your hospital. I </text:span>went to course where <text:span text:style-name="T11">they </text:span>did profiling of attendees, gave you your colour and can see where you sit (as know my colour is green). Power of this in terms of changing behaviour is showing you are here and everyone else is over here.</text:p>
      <text:p text:style-name="P32"><text:span text:style-name="T6">MA: </text:span>Exeter <text:span text:style-name="T6">clinicians </text:span>like to see their <text:span text:style-name="T6">results </text:span>vs others.</text:p>
      <text:p text:style-name="P32">JF: <text:span text:style-name="T11">W</text:span>ell performing team<text:span text:style-name="T11">s</text:span> may like to see themselves highlighted against others, but <text:span text:style-name="T11">highlighting to a </text:span>low performing team <text:span text:style-name="T11">where they sit </text:span>may cause disengagement.</text:p>
      <text:p text:style-name="P33">MA: <text:span text:style-name="T11">Can </text:span>provide each team their code, so anonymised for all teams, but each will know their own. Keep anonymised for publication.</text:p>
      <text:p text:style-name="P33"><text:span text:style-name="T11">CP: N</text:span>eed to Daily Mail proof your publications.</text:p>
      <text:p text:style-name="P33">MA: <text:span text:style-name="T11">Giving this presentation for first time has shown that there is still t</text:span>oo much here. <text:span text:style-name="T11">N</text:span>eed to shorten it. <text:span text:style-name="T11">Sorry to </text:span>rush Anna’s webapp now, <text:span text:style-name="T11">we can </text:span>show more next meeting.</text:p>
      <text:p text:style-name="P34">AL showed webapp, showing already contains functionality that CP requested (identifying hospital).</text:p>
      <text:p text:style-name="P35">MJ: Can access th<text:span text:style-name="T11">e f</text:span>inal probability for getting IVT at your site if hover on point, or read off chart – but can you give <text:span text:style-name="T11">as </text:span>a headline figure?</text:p>
      <text:p text:style-name="P34">AL: Yes.</text:p>
      <text:p text:style-name="P27">MA: From Sam1 the most influential thing is hesitancy, then stroke onset time, then speed.</text:p>
      <text:p text:style-name="P27">We are looking a<text:span text:style-name="T11">t</text:span> the hesitancy <text:span text:style-name="T11">aspect</text:span> first. If you are hesitan<text:span text:style-name="T11">t</text:span>, then <text:span text:style-name="T11">you are </text:span>probably not looking at speed and onset time. Modelling can point to <text:span text:style-name="T11">the</text:span> big difference<text:span text:style-name="T11">s</text:span> between hospi<text:span text:style-name="T11">t</text:span>als, <text:span text:style-name="T11">and </text:span>i<text:span text:style-name="T11">f</text:span> you have a big difference in attitudes. Modelling can’t chang<text:span text:style-name="T11">e</text:span> them, but <text:span text:style-name="T11">this modelling </text:span>can get passed the <text:span text:style-name="T11">claim that </text:span>“My patients are different”.</text:p>
      <text:p text:style-name="P27"><text:span text:style-name="T11">MJ: </text:span>Think about ways to feed this into <text:span text:style-name="T11">tangible</text:span> things <text:span text:style-name="T11">that</text:span> sites can do. <text:span text:style-name="T11">Could it be, </text:span>focus on milder stroke<text:span text:style-name="T11">s</text:span>, <text:span text:style-name="T11">or </text:span>old<text:span text:style-name="T11">er</text:span> patient<text:span text:style-name="T11">s</text:span>, ...</text:p>
      <text:p text:style-name="P27">MA: Education? Maybe not change <text:span text:style-name="T11">the current</text:span> <text:span text:style-name="T11">consultants</text:span>. But is there a way of using what we do <text:span text:style-name="T11">to change th</text:span>e education of people learning about stroke care? You know there are hospi<text:span text:style-name="T11">t</text:span>als hesitant to give IVT, but lots of hospi<text:span text:style-name="T11">t</text:span>als here (<text:span text:style-name="T11">the </text:span>benchmark <text:span text:style-name="T11">hosptials</text:span>) who do <text:span text:style-name="T11">choose to give IVT</text:span>. So set expect<text:span text:style-name="T11">at</text:span>ions early in life that they should give IVT.</text:p>
      <text:p text:style-name="P27">JF: You’r<text:span text:style-name="T11">e</text:span> counting hesitancy as they are WhatsA<text:span text:style-name="T11">pp</text:span>ing <text:span text:style-name="T11">their </text:span>mates, or waiting for <text:span text:style-name="T11">a</text:span> scan. It’s useful to think about what they are <text:span text:style-name="T11">doing in that time.</text:span></text:p>
      <text:p text:style-name="P27">JF: Use Anna’s webapp in the buddying examples <text:span text:style-name="T11">to identify the two teams </text:span>(got high IVT unit supporting a low IVT unit)</text:p>
      <text:p text:style-name="P26"><text:soft-page-break/>MA: We know you would not give I<text:span text:style-name="T11">VT</text:span> to this patient, whereas another hospital would. Dominant patterns we find are the different patterns patients they give IVT to. <text:span text:style-name="T11">We are wrong </text:span>10% of time and miss some info<text:span text:style-name="T11">rmation that</text:span> they had. What’s clear is a dominant hesitancy of using IVT in patient<text:span text:style-name="T11">s</text:span> that’s not ideal in some hospitals. What we need to tackle – we think. We’re still absorbing the information, but at a point we can be confident.</text:p>
      <text:p text:style-name="P28"/>
      <text:p text:style-name="P26">JF: Is it a culture of hesitancy?</text:p>
      <text:p text:style-name="P28"/>
      <text:p text:style-name="P26">MA: Identify the effect at hospi<text:span text:style-name="T11">t</text:span>al level. Something clearly going on differently between hospitals. There’s a 15-fold difference between hospitals of whether give IVT.</text:p>
      <text:p text:style-name="P28"/>
      <text:p text:style-name="P26">MJ: Put explainable AI into ESOC?</text:p>
      <text:p text:style-name="P28"/>
      <text:p text:style-name="P26">MA: Yes, we will do it before deadlin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1T14:03:20.667757466</meta:creation-date>
    <dc:date>2023-01-31T10:05:42.740348568</dc:date>
    <meta:editing-duration>PT39M55S</meta:editing-duration>
    <meta:editing-cycles>6</meta:editing-cycles>
    <meta:generator>LibreOffice/7.3.7.2$Linux_X86_64 LibreOffice_project/30$Build-2</meta:generator>
    <meta:document-statistic meta:table-count="0" meta:image-count="0" meta:object-count="0" meta:page-count="6" meta:paragraph-count="125" meta:word-count="2222" meta:character-count="13093" meta:non-whitespace-character-count="10927"/>
  </office:meta>
</office:document-meta>
</file>